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5156" style:font-name="arial" fo:font-size="10.5pt" fo:letter-spacing="normal" fo:font-style="normal" fo:font-weight="normal" officeooo:paragraph-rsid="001cd591"/>
    </style:style>
    <style:style style:name="P3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officeooo:paragraph-rsid="001c5b0a"/>
    </style:style>
    <style:style style:name="P4" style:family="paragraph" style:parent-style-name="Standard">
      <style:text-properties officeooo:rsid="001c5b0a" officeooo:paragraph-rsid="001c5b0a"/>
    </style:style>
    <style:style style:name="P5" style:family="paragraph" style:parent-style-name="Text_20_body" style:list-style-name="Numbering_20_123">
      <style:paragraph-properties fo:text-align="start" style:justify-single-word="false" fo:orphans="2" fo:widows="2"/>
      <style:text-properties fo:font-variant="normal" fo:text-transform="none" fo:color="#4d5156" style:font-name="arial" fo:font-size="10.5pt" fo:letter-spacing="normal" fo:font-style="normal" fo:font-weight="normal" officeooo:rsid="001c5b0a" officeooo:paragraph-rsid="001c5b0a"/>
    </style:style>
    <style:style style:name="P6" style:family="paragraph" style:parent-style-name="Text_20_body" style:list-style-name="Numbering_20_123">
      <style:paragraph-properties fo:text-align="start" style:justify-single-word="false" fo:orphans="2" fo:widows="2"/>
      <style:text-properties fo:font-variant="normal" fo:text-transform="none" fo:color="#4d5156" style:font-name="arial" fo:font-size="10.5pt" fo:letter-spacing="normal" fo:font-style="normal" fo:font-weight="normal" officeooo:rsid="001cd591" officeooo:paragraph-rsid="001cd591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5156" style:font-name="arial" fo:font-size="10.5pt" fo:letter-spacing="normal" fo:font-style="normal" fo:font-weight="normal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5156" style:font-name="arial" fo:font-size="10.5pt" fo:letter-spacing="normal" fo:font-style="normal" fo:font-weight="normal" officeooo:paragraph-rsid="001cd591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5156" style:font-name="arial" fo:font-size="10.5pt" fo:letter-spacing="normal" fo:font-style="normal" fo:font-weight="normal" officeooo:rsid="001c5b0a" officeooo:paragraph-rsid="001c5b0a"/>
    </style:style>
    <style:style style:name="T1" style:family="text">
      <style:text-properties officeooo:rsid="001c5b0a"/>
    </style:style>
    <style:style style:name="T2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4d5156" style:font-name="arial" fo:font-size="10.5pt" fo:letter-spacing="normal" fo:font-style="normal" fo:font-weight="normal" officeooo:rsid="001c5b0a"/>
    </style:style>
    <style:style style:name="T4" style:family="text">
      <style:text-properties fo:font-variant="normal" fo:text-transform="none" fo:color="#4d5156" style:font-name="Liberation Sans" fo:font-size="18.2000007629395pt" fo:letter-spacing="normal" fo:font-style="normal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fo:font-variant="normal" fo:text-transform="none" fo:color="#4d5156" style:font-name="Liberation Sans" fo:font-size="18.2000007629395pt" fo:letter-spacing="normal" fo:font-style="normal" fo:font-weight="bold" officeooo:rsid="001c5b0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fo:font-variant="normal" fo:text-transform="none" fo:color="#4d5156" style:font-name="Liberation Sans" fo:font-size="18.2000007629395pt" fo:letter-spacing="normal" fo:font-style="normal" fo:font-weight="bold" officeooo:rsid="001cd59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officeooo:rsid="001cd591"/>
    </style:style>
    <style:style style:name="T8" style:family="text">
      <style:text-properties style:font-name="Liberation Sans" fo:font-size="18.2000007629395pt" fo:font-weight="bold" officeooo:rsid="001c5b0a" style:font-name-asian="Noto Sans CJK SC" style:font-size-asian="18.2000007629395pt" style:font-weight-asian="bold" style:font-name-complex="Lohit Devanagari" style:font-size-complex="18.200000762939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:</text:h>
      <text:p text:style-name="Text_20_body"/>
      <text:p text:style-name="P7">Montréal is the largest city in Canada's Québec province. It’s set on an island in the Saint Lawrence River and named after Mt. Royal, the triple-peaked hill at its heart. Its boroughs, many of which were once independent cities, include <text:span text:style-name="T1">neighborhoods</text:span> ranging from <text:span text:style-name="T1">cobblestones</text:span>, French colonial Vieux-Montréal – with the Gothic Revival Notre-Dame Basilica at its <text:span text:style-name="T1">center</text:span> – to bohemian Plateau<text:span text:style-name="T1">[1].</text:span></text:p>
      <text:p text:style-name="P9">It is especially hard for new residents, and investors not from Montréal to find to best place to open a new restaurant, spa, or café.</text:p>
      <text:h text:style-name="P3" text:outline-level="1"><text:span text:style-name="T5">Data Description</text:span><text:span text:style-name="T4">:</text:span></text:h>
      <text:h text:style-name="P3" text:outline-level="1"><text:span text:style-name="T2">I </text:span><text:span text:style-name="T3">used Foursquare API to get trending venues in Montréal.</text:span></text:h>
      <text:h text:style-name="P3" text:outline-level="1"><text:span text:style-name="T5">Methodology:</text:span></text:h>
      <text:list xml:id="list2802723275" text:style-name="Numbering_20_123">
        <text:list-item>
          <text:p text:style-name="P5"><text:s/>used Foursquare API to scrape its website</text:p>
        </text:list-item>
        <text:list-item>
          <text:p text:style-name="P5">cleaned the data</text:p>
        </text:list-item>
        <text:list-item>
          <text:p text:style-name="P6">Displayed the top 10 venues in each Neighborhood</text:p>
        </text:list-item>
        <text:list-item>
          <text:p text:style-name="P6">Found 3 best places to invest in per N<text:tab/>neighborhood</text:p>
        </text:list-item>
        <text:list-item>
          <text:p text:style-name="P6">Clustered the result into 3 categories</text:p>
        </text:list-item>
        <text:list-item>
          <text:p text:style-name="P6">Displayed the results in a map</text:p>
        </text:list-item>
      </text:list>
      <text:h text:style-name="P2" text:outline-level="1"><text:span text:style-name="T5"/></text:h>
      <text:p text:style-name="P7"/>
      <text:p text:style-name="P7"/>
      <text:p text:style-name="P7"/>
      <text:p text:style-name="P8"><text:span text:style-name="T7">References :</text:span></text:p>
      <text:p text:style-name="P8"><text:span text:style-name="T7">1 : </text:span><text:a xlink:type="simple" xlink:href="https://www.ispag.org/article_display/?id=366" text:style-name="Internet_20_link" text:visited-style-name="Visited_20_Internet_20_Link">https://www.ispag.org/article_display/?id=366</text:a></text:p>
      <text:p text:style-name="P7"/>
      <text:p text:style-name="P7"/>
      <text:p text:style-name="P7"><text:tab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19:22:01.947072477</meta:creation-date>
    <dc:date>2020-06-14T19:36:38.787120225</dc:date>
    <meta:editing-duration>PT4M26S</meta:editing-duration>
    <meta:editing-cycles>1</meta:editing-cycles>
    <meta:generator>LibreOffice/6.4.3.2$Linux_X86_64 LibreOffice_project/40$Build-2</meta:generator>
    <meta:document-statistic meta:table-count="0" meta:image-count="0" meta:object-count="0" meta:page-count="1" meta:paragraph-count="15" meta:word-count="149" meta:character-count="920" meta:non-whitespace-character-count="787"/>
  </office:meta>
</office:document-meta>
</file>